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69000000AC8C210845.png" manifest:media-type="image/png"/>
  <manifest:file-entry manifest:full-path="Pictures/100000010000028F0000005268943CD8.png" manifest:media-type="image/png"/>
  <manifest:file-entry manifest:full-path="Pictures/10003D320000443700000D702226A4D0.svg" manifest:media-type="image/svg+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alibri" svg:font-family="Calibri" style:font-family-generic="roman" style:font-pitch="variable"/>
    <style:font-face style:name="Century Gothic" svg:font-family="'Century Gothic'" style:font-adornments="Normal" style:font-family-generic="swiss" style:font-pitch="variable"/>
    <style:font-face style:name="Core Sans G 35 Light" svg:font-family="'Core Sans G 35 Light'" style:font-adornments="Standard" style:font-family-generic="swiss" style:font-pitch="variable"/>
    <style:font-face style:name="Core Sans G 55 Medium" svg:font-family="'Core Sans G 55 Medium'" style:font-adornments="Standard" style:font-family-generic="swiss" style:font-pitch="variable"/>
    <style:font-face style:name="Core Sans G 65 Bold" svg:font-family="'Core Sans G 65 Bold'" style:font-adornments="Standard" style:font-family-generic="swiss" style:font-pitch="variable"/>
    <style:font-face style:name="DejaVu Sans" svg:font-family="'DejaVu Sans'"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writing-mode="lr-tb"/>
    </style:style>
    <style:style style:name="Tabelle1.A" style:family="table-column">
      <style:table-column-properties style:column-width="5.666cm" style:rel-column-width="3212*"/>
    </style:style>
    <style:style style:name="Tabelle1.B" style:family="table-column">
      <style:table-column-properties style:column-width="5.667cm" style:rel-column-width="3213*"/>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writing-mode="lr-tb"/>
    </style:style>
    <style:style style:name="Tabelle2.A" style:family="table-column">
      <style:table-column-properties style:column-width="17cm" style:rel-column-width="65535*"/>
    </style:style>
    <style:style style:name="Tabelle2.A1" style:family="table-cell">
      <style:table-cell-properties fo:padding="0.097cm" fo:border="0.5pt solid #000000"/>
    </style:style>
    <style:style style:name="Tabelle3" style:family="table">
      <style:table-properties style:width="17cm" table:align="margins" style:writing-mode="lr-tb"/>
    </style:style>
    <style:style style:name="Tabelle3.A" style:family="table-column">
      <style:table-column-properties style:column-width="4.8cm" style:rel-column-width="18501*"/>
    </style:style>
    <style:style style:name="Tabelle3.B" style:family="table-column">
      <style:table-column-properties style:column-width="12.201cm" style:rel-column-width="47034*"/>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writing-mode="lr-tb"/>
    </style:style>
    <style:style style:name="Tabelle4.A" style:family="table-column">
      <style:table-column-properties style:column-width="4.8cm" style:rel-column-width="18501*"/>
    </style:style>
    <style:style style:name="Tabelle4.B" style:family="table-column">
      <style:table-column-properties style:column-width="12.201cm" style:rel-column-width="47034*"/>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style:writing-mode="lr-tb"/>
    </style:style>
    <style:style style:name="Tabelle5.A" style:family="table-column">
      <style:table-column-properties style:column-width="4.8cm" style:rel-column-width="18501*"/>
    </style:style>
    <style:style style:name="Tabelle5.B" style:family="table-column">
      <style:table-column-properties style:column-width="12.201cm" style:rel-column-width="47034*"/>
    </style:style>
    <style:style style:name="Tabelle5.A1" style:family="table-cell">
      <style:table-cell-properties fo:padding="0.097cm" fo:border-left="0.5pt solid #000000" fo:border-right="none" fo:border-top="0.5pt solid #000000" fo:border-bottom="0.5pt solid #000000"/>
    </style:style>
    <style:style style:name="Tabelle5.B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0.5pt solid #000000" fo:border-top="none" fo:border-bottom="0.5pt solid #000000"/>
    </style:style>
    <style:style style:name="P1" style:family="paragraph" style:parent-style-name="Title" style:master-page-name="Standard">
      <style:paragraph-properties style:page-number="auto"/>
      <style:text-properties officeooo:rsid="00914270" officeooo:paragraph-rsid="00914270"/>
    </style:style>
    <style:style style:name="P2" style:family="paragraph" style:parent-style-name="Heading_20_1">
      <style:text-properties officeooo:rsid="00914270" officeooo:paragraph-rsid="00914270"/>
    </style:style>
    <style:style style:name="P3" style:family="paragraph" style:parent-style-name="Heading_20_2">
      <style:text-properties officeooo:rsid="00914270" officeooo:paragraph-rsid="00914270"/>
    </style:style>
    <style:style style:name="P4" style:family="paragraph" style:parent-style-name="Standard">
      <style:text-properties officeooo:rsid="00914270" officeooo:paragraph-rsid="00914270"/>
    </style:style>
    <style:style style:name="P5" style:family="paragraph" style:parent-style-name="Table_20_Contents">
      <style:text-properties officeooo:rsid="00914270" officeooo:paragraph-rsid="00914270"/>
    </style:style>
    <style:style style:name="P6" style:family="paragraph" style:parent-style-name="Table_20_Contents">
      <style:text-properties officeooo:rsid="00a53ff1" officeooo:paragraph-rsid="00a53ff1"/>
    </style:style>
    <style:style style:name="P7" style:family="paragraph" style:parent-style-name="Table_20_Contents">
      <style:text-properties officeooo:rsid="0099a892" officeooo:paragraph-rsid="0099a892"/>
    </style:style>
    <style:style style:name="P8" style:family="paragraph" style:parent-style-name="Table_20_Contents">
      <style:text-properties officeooo:rsid="0092b4c9" officeooo:paragraph-rsid="0092b4c9"/>
    </style:style>
    <style:style style:name="P9" style:family="paragraph" style:parent-style-name="Table_20_Contents">
      <style:text-properties officeooo:rsid="00938101" officeooo:paragraph-rsid="00938101"/>
    </style:style>
    <style:style style:name="P10" style:family="paragraph" style:parent-style-name="Table_20_Contents">
      <style:text-properties officeooo:rsid="00943524" officeooo:paragraph-rsid="00943524"/>
    </style:style>
    <style:style style:name="P11" style:family="paragraph" style:parent-style-name="Standard">
      <style:text-properties officeooo:rsid="0092b4c9" officeooo:paragraph-rsid="00a53ff1"/>
    </style:style>
    <style:style style:name="P12" style:family="paragraph" style:parent-style-name="Standard">
      <style:text-properties officeooo:rsid="0092b4c9" officeooo:paragraph-rsid="0092b4c9"/>
    </style:style>
    <style:style style:name="P13" style:family="paragraph" style:parent-style-name="Standard">
      <style:text-properties fo:font-size="14pt" fo:font-weight="bold" officeooo:rsid="0092b4c9" officeooo:paragraph-rsid="00a53ff1" style:font-size-asian="14pt" style:font-weight-asian="bold" style:font-size-complex="14pt" style:font-weight-complex="bold"/>
    </style:style>
    <style:style style:name="P14" style:family="paragraph" style:parent-style-name="Table_20_Contents">
      <style:text-properties officeooo:rsid="00914270" officeooo:paragraph-rsid="0092b4c9"/>
    </style:style>
    <style:style style:name="P15" style:family="paragraph" style:parent-style-name="Standard">
      <style:text-properties officeooo:rsid="00984f27" officeooo:paragraph-rsid="00984f27"/>
    </style:style>
    <style:style style:name="P16" style:family="paragraph" style:parent-style-name="Standard">
      <style:text-properties officeooo:paragraph-rsid="00984f27"/>
    </style:style>
    <style:style style:name="P17" style:family="paragraph" style:parent-style-name="Heading_20_3">
      <style:text-properties officeooo:rsid="00a53ff1" officeooo:paragraph-rsid="00a53ff1"/>
    </style:style>
    <style:style style:name="P18" style:family="paragraph" style:parent-style-name="Standard">
      <style:text-properties officeooo:rsid="00a53ff1" officeooo:paragraph-rsid="00a53ff1"/>
    </style:style>
    <style:style style:name="P19" style:family="paragraph" style:parent-style-name="Heading_20_3">
      <style:text-properties officeooo:rsid="00a66730" officeooo:paragraph-rsid="00a66730"/>
    </style:style>
    <style:style style:name="P20" style:family="paragraph" style:parent-style-name="Standard">
      <style:text-properties officeooo:rsid="00a66730" officeooo:paragraph-rsid="00a66730"/>
    </style:style>
    <style:style style:name="P21" style:family="paragraph" style:parent-style-name="Heading_20_1">
      <style:text-properties officeooo:rsid="00a66730" officeooo:paragraph-rsid="00a66730"/>
    </style:style>
    <style:style style:name="P22" style:family="paragraph" style:parent-style-name="Standard">
      <style:text-properties officeooo:rsid="00a86536" officeooo:paragraph-rsid="00a86536"/>
    </style:style>
    <style:style style:name="P23" style:family="paragraph" style:parent-style-name="Standard">
      <style:paragraph-properties fo:break-before="page"/>
      <style:text-properties officeooo:rsid="0092b4c9" officeooo:paragraph-rsid="0092b4c9"/>
    </style:style>
    <style:style style:name="P24" style:family="paragraph" style:parent-style-name="Standard">
      <style:text-properties officeooo:rsid="009a5262" officeooo:paragraph-rsid="009a5262"/>
    </style:style>
    <style:style style:name="P25" style:family="paragraph" style:parent-style-name="Standard" style:list-style-name="L1">
      <style:text-properties officeooo:rsid="009a5262" officeooo:paragraph-rsid="009a5262"/>
    </style:style>
    <style:style style:name="P26" style:family="paragraph" style:parent-style-name="Heading_20_2">
      <style:text-properties officeooo:rsid="009a5262" officeooo:paragraph-rsid="009a5262"/>
    </style:style>
    <style:style style:name="P27" style:family="paragraph" style:parent-style-name="Table_20_Contents">
      <style:text-properties officeooo:rsid="009a5262" officeooo:paragraph-rsid="009a5262"/>
    </style:style>
    <style:style style:name="P28" style:family="paragraph" style:parent-style-name="Standard">
      <style:text-properties officeooo:rsid="009c0061" officeooo:paragraph-rsid="009c0061"/>
    </style:style>
    <style:style style:name="P29" style:family="paragraph" style:parent-style-name="Table_20_Contents">
      <style:text-properties officeooo:rsid="009c0061" officeooo:paragraph-rsid="009c0061"/>
    </style:style>
    <style:style style:name="P30" style:family="paragraph" style:parent-style-name="Standard">
      <style:text-properties officeooo:rsid="009d8090" officeooo:paragraph-rsid="009d8090"/>
    </style:style>
    <style:style style:name="P31" style:family="paragraph" style:parent-style-name="Table_20_Contents">
      <style:text-properties officeooo:rsid="009d8090" officeooo:paragraph-rsid="009d8090"/>
    </style:style>
    <style:style style:name="P32" style:family="paragraph" style:parent-style-name="Standard">
      <style:text-properties officeooo:rsid="009d8090" officeooo:paragraph-rsid="009f73d1"/>
    </style:style>
    <style:style style:name="P33" style:family="paragraph" style:parent-style-name="Standard" style:list-style-name="L2">
      <style:text-properties officeooo:paragraph-rsid="009f73d1"/>
    </style:style>
    <style:style style:name="P34" style:family="paragraph" style:parent-style-name="Standard" style:list-style-name="L2">
      <style:text-properties officeooo:rsid="009f73d1" officeooo:paragraph-rsid="009f73d1"/>
    </style:style>
    <style:style style:name="P35" style:family="paragraph" style:parent-style-name="Standard">
      <style:text-properties officeooo:rsid="00a1e499" officeooo:paragraph-rsid="00a1e499"/>
    </style:style>
    <style:style style:name="P36" style:family="paragraph" style:parent-style-name="Standard">
      <style:text-properties officeooo:rsid="00a1be19" officeooo:paragraph-rsid="00a1be19"/>
    </style:style>
    <style:style style:name="P37" style:family="paragraph" style:parent-style-name="Standard">
      <style:text-properties officeooo:rsid="00a3f98c" officeooo:paragraph-rsid="00a3f98c"/>
    </style:style>
    <style:style style:name="P38" style:family="paragraph" style:parent-style-name="Standard">
      <style:text-properties officeooo:rsid="009607c5" officeooo:paragraph-rsid="009607c5"/>
    </style:style>
    <style:style style:name="T1" style:family="text">
      <style:text-properties officeooo:rsid="00994ed3"/>
    </style:style>
    <style:style style:name="T2" style:family="text">
      <style:text-properties officeooo:rsid="00a53ff1"/>
    </style:style>
    <style:style style:name="T3" style:family="text">
      <style:text-properties officeooo:rsid="0092b4c9"/>
    </style:style>
    <style:style style:name="T4" style:family="text">
      <style:text-properties officeooo:rsid="00984f27"/>
    </style:style>
    <style:style style:name="T5" style:family="text">
      <style:text-properties officeooo:rsid="0099a892"/>
    </style:style>
    <style:style style:name="T6" style:family="text">
      <style:text-properties officeooo:rsid="00914270"/>
    </style:style>
    <style:style style:name="T7" style:family="text">
      <style:text-properties fo:font-family="'Core Sans G 55 Medium'" style:font-family-generic="swiss" style:font-pitch="variable" fo:font-weight="normal" officeooo:rsid="00984f27" style:font-weight-asian="normal" style:font-weight-complex="normal"/>
    </style:style>
    <style:style style:name="T8" style:family="text">
      <style:text-properties officeooo:rsid="00a86536"/>
    </style:style>
    <style:style style:name="T9" style:family="text">
      <style:text-properties officeooo:rsid="009a5262"/>
    </style:style>
    <style:style style:name="T10" style:family="text">
      <style:text-properties officeooo:rsid="009d8090"/>
    </style:style>
    <style:style style:name="T11" style:family="text">
      <style:text-properties officeooo:rsid="009f73d1"/>
    </style:style>
    <style:style style:name="T12" style:family="text">
      <style:text-properties officeooo:rsid="00a1e499"/>
    </style:style>
    <style:style style:name="T13" style:family="text">
      <style:text-properties officeooo:rsid="00a3a4cc"/>
    </style:style>
    <style:style style:name="fr1" style:family="graphic" style:parent-style-name="Graphics">
      <style:graphic-properties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leitung</text:p>
      <text:h text:style-name="P2" text:outline-level="1">Seite erstellen</text:h>
      <text:h text:style-name="P3" text:outline-level="2">Seitenobjekt erstellen</text:h>
      <text:p text:style-name="P4">Die Seite entweder per Drag&amp;Drop von der Titelleiste an den gewünschten Ort ziehen, oder via Rechtsklick auf die Oberseite und Auswahl von «Weitere Optionen…» «Neu erstellen-Assistent» eine neue Seite am gewünschten Ort erzeugen.</text:p>
      <text:h text:style-name="Heading_20_2" text:outline-level="2">Zu erfassende Daten</text:h>
      <text:p text:style-name="P4">Folgende Daten sollten für eine gute Auffindbarkeit immer erfasst werden:</text:p>
      <table:table table:name="Tabelle1" table:style-name="Tabelle1">
        <table:table-column table:style-name="Tabelle1.A"/>
        <table:table-column table:style-name="Tabelle1.B" table:number-columns-repeated="2"/>
        <table:table-row>
          <table:table-cell table:style-name="Tabelle1.A1" office:value-type="string">
            <text:p text:style-name="P5">Feld</text:p>
          </table:table-cell>
          <table:table-cell table:style-name="Tabelle1.A1" office:value-type="string">
            <text:p text:style-name="P5">Inhalt</text:p>
          </table:table-cell>
          <table:table-cell table:style-name="Tabelle1.C1" office:value-type="string">
            <text:p text:style-name="P5">Beispiel</text:p>
          </table:table-cell>
        </table:table-row>
        <table:table-row>
          <table:table-cell table:style-name="Tabelle1.A2" office:value-type="string">
            <text:p text:style-name="P5"><text:span text:style-name="T1">URL</text:span>- und Seitenbaumtitel</text:p>
          </table:table-cell>
          <table:table-cell table:style-name="Tabelle1.A2" office:value-type="string">
            <text:p text:style-name="P5">Die Bezeichnung der Seite im Seitenbaum und in der URL</text:p>
          </table:table-cell>
          <table:table-cell table:style-name="Tabelle1.C2" office:value-type="string">
            <text:p text:style-name="P6">Galerie</text:p>
          </table:table-cell>
        </table:table-row>
        <table:table-row>
          <table:table-cell table:style-name="Tabelle1.A2" office:value-type="string">
            <text:p text:style-name="P5">Seitentitel und Menuanzeige</text:p>
          </table:table-cell>
          <table:table-cell table:style-name="Tabelle1.A2" office:value-type="string">
            <text:p text:style-name="P5">Die Bezeichnung der Seite in Menus auf der Website</text:p>
          </table:table-cell>
          <table:table-cell table:style-name="Tabelle1.C2" office:value-type="string">
            <text:p text:style-name="P5"><text:span text:style-name="T2">Bildergallerie</text:span></text:p>
          </table:table-cell>
        </table:table-row>
        <table:table-row>
          <table:table-cell table:style-name="Tabelle1.A2" office:value-type="string">
            <text:p text:style-name="P7">Langer Seitentitel</text:p>
          </table:table-cell>
          <table:table-cell table:style-name="Tabelle1.A2" office:value-type="string">
            <text:p text:style-name="P7">Slogan der Seite, wird auf dem Hero-Bild angezeigt</text:p>
          </table:table-cell>
          <table:table-cell table:style-name="Tabelle1.C2" office:value-type="string">
            <text:p text:style-name="P6">Bilder unserer Hunde</text:p>
          </table:table-cell>
        </table:table-row>
        <table:table-row>
          <table:table-cell table:style-name="Tabelle1.A2" office:value-type="string">
            <text:p text:style-name="P5">Titel für Suchmaschinen</text:p>
          </table:table-cell>
          <table:table-cell table:style-name="Tabelle1.A2" office:value-type="string">
            <text:p text:style-name="P5">Bestehend aus 4-8 Wörtern (KeyWords), wird als Titel in den Suchmaschinen angezeigt</text:p>
          </table:table-cell>
          <table:table-cell table:style-name="Tabelle1.C2" office:value-type="string">
            <text:p text:style-name="P5">Bilder von Berger des Pyrénées in der Schweiz</text:p>
          </table:table-cell>
        </table:table-row>
        <table:table-row>
          <table:table-cell table:style-name="Tabelle1.A2" office:value-type="string">
            <text:p text:style-name="P5">Beschreibung</text:p>
          </table:table-cell>
          <table:table-cell table:style-name="Tabelle1.A2" office:value-type="string">
            <text:p text:style-name="P5">Bestehend aus 20 Wörtern, wird in Suchmaschinen angezeigt als Beschreibung des Inhalts der Seite</text:p>
          </table:table-cell>
          <table:table-cell table:style-name="Tabelle1.C2" office:value-type="string">
            <text:p text:style-name="P5">Fotos vom kleinsten französischen Hirtenhund, dem Berger des Pyrénées. Welpen, spielende und arbeitende Hunde beider Varietäten.</text:p>
          </table:table-cell>
        </table:table-row>
        <table:table-row>
          <table:table-cell table:style-name="Tabelle1.A2" office:value-type="string">
            <text:p text:style-name="P5">Inde<text:span text:style-name="T3">x</text:span> dieser Seite</text:p>
          </table:table-cell>
          <table:table-cell table:style-name="Tabelle1.A2" office:value-type="string">
            <text:p text:style-name="P8">Anweisung für Suchmaschinen</text:p>
          </table:table-cell>
          <table:table-cell table:style-name="Tabelle1.C2" office:value-type="string">
            <text:p text:style-name="P8">Immer eingeschaltet lassen</text:p>
          </table:table-cell>
        </table:table-row>
        <table:table-row>
          <table:table-cell table:style-name="Tabelle1.A2" office:value-type="string">
            <text:p text:style-name="P8">Dieser Seite folgen</text:p>
          </table:table-cell>
          <table:table-cell table:style-name="Tabelle1.A2" office:value-type="string">
            <text:p text:style-name="P8">Anweisung für Suchmaschinen</text:p>
          </table:table-cell>
          <table:table-cell table:style-name="Tabelle1.C2" office:value-type="string">
            <text:p text:style-name="P8">Immer eingeschaltet lassen</text:p>
          </table:table-cell>
        </table:table-row>
        <table:table-row>
          <table:table-cell table:style-name="Tabelle1.A2" office:value-type="string">
            <text:p text:style-name="P8">Kanonischer Link</text:p>
          </table:table-cell>
          <table:table-cell table:style-name="Tabelle1.A2" office:value-type="string">
            <text:p text:style-name="P8">Anweisung für Suchmaschinen</text:p>
          </table:table-cell>
          <table:table-cell table:style-name="Tabelle1.C2" office:value-type="string">
            <text:p text:style-name="P8">Nie manuell erfassen</text:p>
          </table:table-cell>
        </table:table-row>
        <table:table-row>
          <table:table-cell table:style-name="Tabelle1.A2" office:value-type="string">
            <text:p text:style-name="P8">Änderungshäufigkeit</text:p>
          </table:table-cell>
          <table:table-cell table:style-name="Tabelle1.A2" office:value-type="string">
            <text:p text:style-name="P8">Wie oft soll die Suchmaschine die Seite indexieren</text:p>
          </table:table-cell>
          <table:table-cell table:style-name="Tabelle1.C2" office:value-type="string">
            <text:p text:style-name="P8">Meistens auf «Monatlich» belassen</text:p>
          </table:table-cell>
        </table:table-row>
        <table:table-row>
          <table:table-cell table:style-name="Tabelle1.A2" office:value-type="string">
            <text:p text:style-name="P8">Priorität</text:p>
          </table:table-cell>
          <table:table-cell table:style-name="Tabelle1.A2" office:value-type="string">
            <text:p text:style-name="P8">Wie wichtig ist die Seite im Kontext der gesamten Website</text:p>
          </table:table-cell>
          <table:table-cell table:style-name="Tabelle1.C2" office:value-type="string">
            <text:p text:style-name="P8">Bei Hauptthemen auf 0.8, bei allgemeinem Inhalt auf 0.5 und bei Archiv/weniger wichtigem Inhalt auf 0.3 setzen</text:p>
          </table:table-cell>
        </table:table-row>
        <table:table-row>
          <table:table-cell table:style-name="Tabelle1.A2" office:value-type="string">
            <text:p text:style-name="P8">OpenGraph (Titel, Beschreibung und Bild)</text:p>
          </table:table-cell>
          <table:table-cell table:style-name="Tabelle1.A2" office:value-type="string">
            <text:p text:style-name="P8">Damit kann gesteuert werden, wie Suchmaschinen diese Seite in den Suchresultaten <text:soft-page-break/>anzeigen<text:line-break/></text:p>
          </table:table-cell>
          <table:table-cell table:style-name="Tabelle1.C2" office:value-type="string">
            <text:p text:style-name="P8">Inhalt analog Reiter SEO</text:p>
          </table:table-cell>
        </table:table-row>
        <table:table-row>
          <table:table-cell table:style-name="Tabelle1.A2" office:value-type="string">
            <text:p text:style-name="P8">X/Twitter (Titel, Beschreibung und Bild</text:p>
          </table:table-cell>
          <table:table-cell table:style-name="Tabelle1.A2" office:value-type="string">
            <text:p text:style-name="P8">Wie OpenGraph</text:p>
          </table:table-cell>
          <table:table-cell table:style-name="Tabelle1.C2" office:value-type="string">
            <text:p text:style-name="P8">Inhalt analog Reiter SEO</text:p>
          </table:table-cell>
        </table:table-row>
        <table:table-row>
          <table:table-cell table:style-name="Tabelle1.A2" office:value-type="string">
            <text:p text:style-name="P9">Zusammenfassung</text:p>
          </table:table-cell>
          <table:table-cell table:style-name="Tabelle1.A2" office:value-type="string">
            <text:p text:style-name="P9">Wird für die Suchmaschinen verwendet und im Code der Website ausgegeben</text:p>
          </table:table-cell>
          <table:table-cell table:style-name="Tabelle1.C2" office:value-type="string">
            <text:p text:style-name="P9">Inhalt ähnlich wie Beschreibung im Reiter SEO (bitte aber keine Kopie!)</text:p>
          </table:table-cell>
        </table:table-row>
        <table:table-row>
          <table:table-cell table:style-name="Tabelle1.A2" office:value-type="string">
            <text:p text:style-name="P9">Schlagworte</text:p>
          </table:table-cell>
          <table:table-cell table:style-name="Tabelle1.A2" office:value-type="string">
            <text:p text:style-name="P9">KeyWords, kommasepariert, welche im Inhalt der Seite beschrieben werden</text:p>
          </table:table-cell>
          <table:table-cell table:style-name="Tabelle1.C2" office:value-type="string">
            <text:p text:style-name="P9">Foto, Welpen, Berger, Pyrénées, Face Rase, Museau Normal, (5-10 Stichworte)</text:p>
          </table:table-cell>
        </table:table-row>
        <table:table-row>
          <table:table-cell table:style-name="Tabelle1.A2" office:value-type="string">
            <text:p text:style-name="P9">Titelbild</text:p>
          </table:table-cell>
          <table:table-cell table:style-name="Tabelle1.A2" office:value-type="string">
            <text:p text:style-name="P9">In Menus als optischer Fixpunkt verwendet</text:p>
          </table:table-cell>
          <table:table-cell table:style-name="Tabelle1.C2" office:value-type="string">
            <text:p text:style-name="P9">Foto, eher quadratisch für Menus<text:line-break/><text:span text:style-name="T4">Im Editor 4:3 auswählen für alle Auflösungen</text:span></text:p>
          </table:table-cell>
        </table:table-row>
        <table:table-row>
          <table:table-cell table:style-name="Tabelle1.A2" office:value-type="string">
            <text:p text:style-name="P10">Seite sichtbar</text:p>
          </table:table-cell>
          <table:table-cell table:style-name="Tabelle1.A2" office:value-type="string">
            <text:p text:style-name="P10">Eingeschaltet ist die Seite sichtbar, ausgeschaltet ist sie für die Websitebesucher unsichtbar</text:p>
          </table:table-cell>
          <table:table-cell table:style-name="Tabelle1.C2" office:value-type="string">
            <text:p text:style-name="P10">Normal ein</text:p>
          </table:table-cell>
        </table:table-row>
        <table:table-row>
          <table:table-cell table:style-name="Tabelle1.A2" office:value-type="string">
            <text:p text:style-name="P10">Seite in Menüs aktiviert</text:p>
          </table:table-cell>
          <table:table-cell table:style-name="Tabelle1.A2" office:value-type="string">
            <text:p text:style-name="P10">Wenn eingeschaltet ist die Seite in Menüs sichtbar und kann angeklickt werden</text:p>
          </table:table-cell>
          <table:table-cell table:style-name="Tabelle1.C2" office:value-type="string">
            <text:p text:style-name="P10">Normal ein</text:p>
          </table:table-cell>
        </table:table-row>
        <table:table-row>
          <table:table-cell table:style-name="Tabelle1.A2" office:value-type="string">
            <text:p text:style-name="P10">Veröffentlichungsdatum, Ablaufdatum</text:p>
          </table:table-cell>
          <table:table-cell table:style-name="Tabelle1.A2" office:value-type="string">
            <text:p text:style-name="P10">Periode in der die Seite sichtbar sein soll</text:p>
          </table:table-cell>
          <table:table-cell table:style-name="Tabelle1.C2" office:value-type="string">
            <text:p text:style-name="P10">Normal leer</text:p>
          </table:table-cell>
        </table:table-row>
        <table:table-row>
          <table:table-cell table:style-name="Tabelle1.A2" office:value-type="string">
            <text:p text:style-name="P10">Auf Unterseite ausdehnen</text:p>
          </table:table-cell>
          <table:table-cell table:style-name="Tabelle1.A2" office:value-type="string">
            <text:p text:style-name="P10">Die vorher definierte Periode der Sichtbarkeit gilt auch für Unterseiten</text:p>
          </table:table-cell>
          <table:table-cell table:style-name="Tabelle1.C2" office:value-type="string">
            <text:p text:style-name="P10">Normal aus</text:p>
          </table:table-cell>
        </table:table-row>
        <table:table-row>
          <table:table-cell table:style-name="Tabelle1.A2" office:value-type="string">
            <text:p text:style-name="P10">Hinweis-Beschreibung</text:p>
          </table:table-cell>
          <table:table-cell table:style-name="Tabelle1.A2" office:value-type="string">
            <text:p text:style-name="P10">Interne Notizen für die Redakteure</text:p>
          </table:table-cell>
          <table:table-cell table:style-name="Tabelle1.C2" office:value-type="string">
            <text:p text:style-name="P10">Normal leer</text:p>
          </table:table-cell>
        </table:table-row>
      </table:table>
      <text:p text:style-name="P4"/>
      <text:p text:style-name="P11">Anmerkung: Aus den Feldern «Seitentitel und Menuanzeige» und «Titel für Suchmaschinen» wird der im Browser und in Suchmaschinen gezeigte Titel zusammen gesetzt. Zusätzlich wird die Bezeichnung der Organisation verwendet:<text:line-break/><text:line-break/>&lt;Seitentitel und Menuanzeige&gt; : &lt;<text:span text:style-name="T5">Langer Seitentitel</text:span>&gt; | &lt;Organisation&gt;<text:line-break/><text:line-break/>Galerie : <text:span text:style-name="T2">Bilder unserer Hunde</text:span><text:span text:style-name="T6"> </text:span>| Club Suisse du Berger des Pyrénées</text:p>
      <text:p text:style-name="P12">Der ganze Eintrag z.B. in Google sieht dann so aus:</text:p>
      <table:table table:name="Tabelle2" table:style-name="Tabelle2">
        <table:table-column table:style-name="Tabelle2.A"/>
        <table:table-row>
          <table:table-cell table:style-name="Tabelle2.A1" office:value-type="string">
            <text:p text:style-name="P13">Galerie : <text:span text:style-name="T2">Bilder unserer Hunde</text:span><text:span text:style-name="T6"> </text:span>| Club Suisse du Berger des Pyrénées</text:p>
            <text:p text:style-name="P14">Fotos vom kleinsten französischen Hirtenhund, dem Berger des Pyrénées. Welpen, spielende und arbeitende Hunde beider Varietäten.</text:p>
          </table:table-cell>
        </table:table-row>
      </table:table>
      <text:p text:style-name="P12"><text:soft-page-break/></text:p>
      <text:h text:style-name="Heading_20_2" text:outline-level="2">Spezielle Seiten</text:h>
      <text:p text:style-name="P15">Für die diversen Aufgaben sind spezielle Seitentypen definiert worden. Die Aufgaben und die Handhabung der verschiedenen Seitentypen wird hier nachfolgend beschrieben:</text:p>
      <text:h text:style-name="Heading_20_3" text:outline-level="3">Startseite</text:h>
      <text:p text:style-name="P15">Die Startseite wird im allgemeinen nur ein einziges Mal verwendet, nämlich als Zielseite unter der Adresse <text:a xlink:type="simple" xlink:href="http://www.csbp.ch/" text:style-name="Internet_20_link" text:visited-style-name="Visited_20_Internet_20_Link">www.csbp.ch</text:a>. Auf der Startseite können unterhalb des grafischen Menüs weitere Abschnitte und Inhaltselemente erfasst werden.</text:p>
      <text:p text:style-name="P16"><text:span text:style-name="T2">Eine der</text:span><text:span text:style-name="T4"> Hauptaufgabe</text:span><text:span text:style-name="T2">n</text:span><text:span text:style-name="T4"> der Startseite ist es, die </text:span><text:span text:style-name="T7">Fusszeile</text:span><text:span text:style-name="T4"> zu definieren. Die Fusszeile wird auf allen anderen Seiten automatisch angezeigt. D.h. für Anpassungen der Fusszeile muss auf die Startseite navigiert werden um diese dort zu erfassen. Eventuell ist anschliessend der Seiten-Cache aller Seiten zu aktualisieren (click auf Blitz-Symbol).</text:span></text:p>
      <text:h text:style-name="P17" text:outline-level="3">Verzeichnisseite</text:h>
      <text:p text:style-name="P18">Die Verzeichnisseite hat unter dem Abschnitt Hero einen nicht bearbeitbaren Bereich. Dieser enthält in der Frontend-Ansicht eine Darstellung aller Unterseiten als Karten. Wieviele Informationen auf den Kärtchen angezeigt werden soll, kann in den Seiteneigenschaften definiert werden.</text:p>
      <text:h text:style-name="Heading_20_3" text:outline-level="3">Detailseiten</text:h>
      <text:p text:style-name="P18">Die Detailseiten dienen der eigentlichen Darstellung des Inhaltes.</text:p>
      <text:h text:style-name="Heading_20_3" text:outline-level="3">Eventseiten</text:h>
      <text:p text:style-name="P18">Die Eventseiten fragen in den Seiteneigenschaften alle Informationen zu einem Event ab und diese Infos werden dann für alle Events gleich dargestellt ausgegeben. Weitere Infos und z.B. ein Anmeldeformular können zusätzlich auf der Seite erfasst werden. Nach der Durchführung des Events können hier auch Ranglisten, Bilder und Berichte publiziert werden.</text:p>
      <text:h text:style-name="Heading_20_3" text:outline-level="3">Trainingsseite</text:h>
      <text:p text:style-name="P18">Die Trainingssesiten fragen in den Seiteneigenschaften alle Informationen zu einem Training ab und diese Infos werden dann für alle Trainings gleich dargestellt ausgegeben. Weitere Infos und z.B. ein Anmeldeformular können zusätzlich auf der Seite erfasst werden. Auch weitere Impressionen aus dem Training oder Infos für die Teilnehmer können erfasst werden.</text:p>
      <text:h text:style-name="P19" text:outline-level="3">Anmerkung zu den Seiten</text:h>
      <text:p text:style-name="P20">In den Seiteneigenschaften kann ein Bild und die SEO Angaben erfasst werden. Diese werden auf der Verzeichnis- und der Startseite jeweils in den Kärtchen der Unterseiten dargestellt.</text:p>
      <text:p text:style-name="P18"/>
      <text:h text:style-name="P21" text:outline-level="1">Funktionäre</text:h>
      <text:p text:style-name="P20">Standardmässig können z.B. Vorstandsmitglieder oder Kommissionsmitglieder erfasst und dargestellt werden. Dazu ist folgendes zu tun:</text:p>
      <text:p text:style-name="P20"><text:soft-page-break/>Ein Ordner erstellen, <text:span text:style-name="T8">unter Enthält Plug-In «Website-Benutzer» auswählen</text:span> und <text:span text:style-name="T8">im Ordner beliebig viele</text:span> FE-User erfassen. Damit werden die persönlichen Informationen zu jeder Person erfasst. Dabei wird unterschieden zwischen der persönlichen Adresse (auf diese wird z.B. das Passwort-Vergessen-Mail geschickt) und der Club E-Mail (diese wird je nach Einstellung auf der Website publiziert). <text:span text:style-name="T8">Das Passwort ist unwesentlich, solange kein interner Bereich existiert und sich die User einloggen sollen.</text:span></text:p>
      <text:p text:style-name="P20">Einen weiteren Ordner für jede Kommission erstellen (z.B. Vorstand, Zuchtkommission) und unter <text:span text:style-name="T8">Enthält Plug-In «Funktionäre» auswählen</text:span>. In diese<text:span text:style-name="T8">m</text:span> Ordnern <text:span text:style-name="T8">anschliessend</text:span> <text:span text:style-name="T8">die</text:span> Funktionäre erfassen: Funktion definieren und Person zuweisen. Die Erfassung der Verantwortung ist fakultativ.</text:p>
      <text:p text:style-name="P22">Auf der Seite, welche die Kommissionsmitglieder darstellen soll, eine Funktionärsliste einfügen und definieren welche Infos der Funktionäre angezeigt werden sollen: Adresse, Telefon, E-Mail</text:p>
      <text:p text:style-name="P22">Standardmässig werden alle Infos angezeigt.</text:p>
      <text:p text:style-name="P12"/>
      <text:p text:style-name="P23"/>
      <text:h text:style-name="Heading_20_1" text:outline-level="1">Conpassione Kennel Management Extension <text:span text:style-name="T9">CPKM</text:span></text:h>
      <text:p text:style-name="P24">Zur einfacheren Verwaltung von Deck- und Wurfmeldungen wurde die CPKM-Extension entwickelt.</text:p>
      <text:p text:style-name="P24">Es gibt drei voneinander abhängige Datentypen:</text:p>
      <text:list text:style-name="L1">
        <text:list-item>
          <text:p text:style-name="P25">Zuchtstätten<text:line-break/>Darin ist die Adresse und der FCI-Zuchtname der Zuchtstätte enthalten inkl. ein paar Zusatzangaben. Die Publikation auf der Züchterliste erfolgt automatisch.</text:p>
        </text:list-item>
        <text:list-item>
          <text:p text:style-name="P25">Stammbaum<text:line-break/>Hier werden die Daten zu den einzelnen Hunden erfasst, z.B. welche Varietät, ob der Hund aktiv im Sinne der Zucht ist, etc. Bei der Erfassung kann man auf die Daten der Zuchtstätten zugreifen und muss diese Infos nicht doppelt erfassen.<text:line-break/>Die Publikation auf der Rüdenliste erfolgt automatisch gemäss Status.</text:p>
        </text:list-item>
        <text:list-item>
          <text:p text:style-name="P25">Wurf<text:line-break/>Bei einer Deckmeldung wird ein Wurf erfasst. Dabei werden die vorher als Stammbaum erfasste Hunde verpaart und das mutmassliche Wurfdatum erfasst. <text:line-break/>Kommt die Wurfmeldung, braucht nur der Status von Deckmeldung auf Wurfmeldung geändert, sowie das definitive Wurfdatum und die Anzahl Nachkommen erfasst werden.<text:line-break/>Die Publikation auf der Liste der Deck- und Wurfmeldungen erfolgt automatisch.</text:p>
        </text:list-item>
      </text:list>
      <text:p text:style-name="P12"/>
      <text:h text:style-name="P26" text:outline-level="2">Zuchtstätten</text:h>
      <text:p text:style-name="P24">Zu den Zuchtstätten werden folgende Informationen erfasst:</text:p>
      <table:table table:name="Tabelle3" table:style-name="Tabelle3">
        <table:table-column table:style-name="Tabelle3.A"/>
        <table:table-column table:style-name="Tabelle3.B"/>
        <table:table-row>
          <table:table-cell table:style-name="Tabelle3.A1" office:value-type="string">
            <text:p text:style-name="P27">FCI Name der Zuchtstätte</text:p>
          </table:table-cell>
          <table:table-cell table:style-name="Tabelle3.B1" office:value-type="string">
            <text:p text:style-name="P27">Der Name der Zuchtstätte</text:p>
          </table:table-cell>
        </table:table-row>
        <table:table-row>
          <table:table-cell table:style-name="Tabelle3.A2" office:value-type="string">
            <text:p text:style-name="P27">Status</text:p>
          </table:table-cell>
          <table:table-cell table:style-name="Tabelle3.B2" office:value-type="string">
            <text:p text:style-name="P27">Wenn angekreuzt: aktive Zuchtstätte<text:line-break/>Wenn nicht angekreuzt: inaktive Zuchtstätte</text:p>
          </table:table-cell>
        </table:table-row>
        <table:table-row>
          <table:table-cell table:style-name="Tabelle3.A2" office:value-type="string">
            <text:p text:style-name="P27">Auf Züchterliste</text:p>
          </table:table-cell>
          <table:table-cell table:style-name="Tabelle3.B2" office:value-type="string">
            <text:p text:style-name="P27">Wenn angekreuzt: die Zuchtstätte wird auf der Züchterliste angezeigt<text:line-break/>Wenn nicht angekreuzt: die Zuchtstätte wird nicht angezeigt, dies z.B. für ausländische Zuchtstätten</text:p>
          </table:table-cell>
        </table:table-row>
        <table:table-row>
          <table:table-cell table:style-name="Tabelle3.A2" office:value-type="string">
            <text:p text:style-name="P27">Varietät</text:p>
          </table:table-cell>
          <table:table-cell table:style-name="Tabelle3.B2" office:value-type="string">
            <text:p text:style-name="P27">Die von der Zuchtstätte gezüchteten Varietäten des Berger des Pyrénées</text:p>
          </table:table-cell>
        </table:table-row>
        <table:table-row>
          <table:table-cell table:style-name="Tabelle3.A2" office:value-type="string">
            <text:p text:style-name="P27">Vorname</text:p>
          </table:table-cell>
          <table:table-cell table:style-name="Tabelle3.B2" office:value-type="string">
            <text:p text:style-name="P27">Vorname des verantwortlichen für die Zuchtstätte (Züchter)</text:p>
          </table:table-cell>
        </table:table-row>
        <table:table-row>
          <table:table-cell table:style-name="Tabelle3.A2" office:value-type="string">
            <text:p text:style-name="P27">Nachname</text:p>
          </table:table-cell>
          <table:table-cell table:style-name="Tabelle3.B2" office:value-type="string">
            <text:p text:style-name="P27">Nachname des verantwortlichen für die Zuchtstätte (Züchter)</text:p>
          </table:table-cell>
        </table:table-row>
        <table:table-row>
          <table:table-cell table:style-name="Tabelle3.A2" office:value-type="string">
            <text:p text:style-name="P27">Adresse</text:p>
          </table:table-cell>
          <table:table-cell table:style-name="Tabelle3.B2" office:value-type="string">
            <text:p text:style-name="P27">Adresse der Zuchtstätte</text:p>
          </table:table-cell>
        </table:table-row>
        <table:table-row>
          <table:table-cell table:style-name="Tabelle3.A2" office:value-type="string">
            <text:p text:style-name="P27">Telefon</text:p>
          </table:table-cell>
          <table:table-cell table:style-name="Tabelle3.B2" office:value-type="string">
            <text:p text:style-name="P27">Festnetz-Telefonnummer</text:p>
          </table:table-cell>
        </table:table-row>
        <text:soft-page-break/>
        <table:table-row>
          <table:table-cell table:style-name="Tabelle3.A2" office:value-type="string">
            <text:p text:style-name="P27">Handy</text:p>
          </table:table-cell>
          <table:table-cell table:style-name="Tabelle3.B2" office:value-type="string">
            <text:p text:style-name="P27">Mobile-Telefonnummer</text:p>
          </table:table-cell>
        </table:table-row>
        <table:table-row>
          <table:table-cell table:style-name="Tabelle3.A2" office:value-type="string">
            <text:p text:style-name="P27">E-Mail</text:p>
          </table:table-cell>
          <table:table-cell table:style-name="Tabelle3.B2" office:value-type="string">
            <text:p text:style-name="P27">E-Mail Adresse der Zuchtstätte</text:p>
          </table:table-cell>
        </table:table-row>
        <table:table-row>
          <table:table-cell table:style-name="Tabelle3.A2" office:value-type="string">
            <text:p text:style-name="P27">Website</text:p>
          </table:table-cell>
          <table:table-cell table:style-name="Tabelle3.B2" office:value-type="string">
            <text:p text:style-name="P27">URL der Website der Zuchtstätte</text:p>
          </table:table-cell>
        </table:table-row>
      </table:table>
      <text:p text:style-name="P24"/>
      <text:p text:style-name="P24">Auf der Züchterliste erscheinen alle Zuchtstätten, welche das Feld «Auf Züchterliste» angekreuzt haben, gruppiert nach dem Status (aktiv/inaktiv).</text:p>
      <text:h text:style-name="Heading_20_2" text:outline-level="2">Stammbaum</text:h>
      <text:p text:style-name="P28">Zum Stammbaum werden folgende Informationen erfasst:</text:p>
      <table:table table:name="Tabelle4" table:style-name="Tabelle4">
        <table:table-column table:style-name="Tabelle4.A"/>
        <table:table-column table:style-name="Tabelle4.B"/>
        <table:table-row>
          <table:table-cell table:style-name="Tabelle4.A1" office:value-type="string">
            <text:p text:style-name="P29">Name des Hundes</text:p>
          </table:table-cell>
          <table:table-cell table:style-name="Tabelle4.B1" office:value-type="string">
            <text:p text:style-name="P29">Name des Hundes (ohne Zuchtname)</text:p>
          </table:table-cell>
        </table:table-row>
        <table:table-row>
          <table:table-cell table:style-name="Tabelle4.A2" office:value-type="string">
            <text:p text:style-name="P29">Züchter</text:p>
          </table:table-cell>
          <table:table-cell table:style-name="Tabelle4.B2" office:value-type="string">
            <text:p text:style-name="P29">Zuchtstätte (diese muss vor der Erfassung des Hundes erfasst werden, damit man sie hier verknüpfen kann)</text:p>
          </table:table-cell>
        </table:table-row>
        <table:table-row>
          <table:table-cell table:style-name="Tabelle4.A2" office:value-type="string">
            <text:p text:style-name="P29">Geburtstag</text:p>
          </table:table-cell>
          <table:table-cell table:style-name="Tabelle4.B2" office:value-type="string">
            <text:p text:style-name="P29">Geburtstag des Hundes</text:p>
          </table:table-cell>
        </table:table-row>
        <table:table-row>
          <table:table-cell table:style-name="Tabelle4.A2" office:value-type="string">
            <text:p text:style-name="P29">Geschlecht</text:p>
          </table:table-cell>
          <table:table-cell table:style-name="Tabelle4.B2" office:value-type="string">
            <text:p text:style-name="P29">Auswahlliste (Hündin / Rüde)</text:p>
          </table:table-cell>
        </table:table-row>
        <table:table-row>
          <table:table-cell table:style-name="Tabelle4.A2" office:value-type="string">
            <text:p text:style-name="P29">Varietät</text:p>
          </table:table-cell>
          <table:table-cell table:style-name="Tabelle4.B2" office:value-type="string">
            <text:p text:style-name="P29">Auswahl (Museau Normal / Face Rase)</text:p>
          </table:table-cell>
        </table:table-row>
        <table:table-row>
          <table:table-cell table:style-name="Tabelle4.A2" office:value-type="string">
            <text:p text:style-name="P29">Status</text:p>
          </table:table-cell>
          <table:table-cell table:style-name="Tabelle4.B2" office:value-type="string">
            <text:p text:style-name="P29">Auswahlliste:<text:line-break/>--- : nicht definiert<text:line-break/>angekört: Hund ist angekört, wird aber ev. nicht verwendet</text:p>
            <text:p text:style-name="P29">aktiv: Hund wird aktiv für die Zucht verwendet</text:p>
            <text:p text:style-name="P29">inaktiv: Hund wird (wegen Alter/Krankheit…) nicht verwendet</text:p>
          </table:table-cell>
        </table:table-row>
        <table:table-row>
          <table:table-cell table:style-name="Tabelle4.A2" office:value-type="string">
            <text:p text:style-name="P29">Fellfarbe</text:p>
          </table:table-cell>
          <table:table-cell table:style-name="Tabelle4.B2" office:value-type="string">
            <text:p text:style-name="P29">Möglichkeit die Fellfarbe (fauve, gestromt, grau-harlekin) einzutragen</text:p>
          </table:table-cell>
        </table:table-row>
        <table:table-row>
          <table:table-cell table:style-name="Tabelle4.A2" office:value-type="string">
            <text:p text:style-name="P29">Risthöhe</text:p>
          </table:table-cell>
          <table:table-cell table:style-name="Tabelle4.B2" office:value-type="string">
            <text:p text:style-name="P29">Risthöhe in Zentimeter</text:p>
          </table:table-cell>
        </table:table-row>
        <table:table-row>
          <table:table-cell table:style-name="Tabelle4.A2" office:value-type="string">
            <text:p text:style-name="P29">Chip-Nummer</text:p>
          </table:table-cell>
          <table:table-cell table:style-name="Tabelle4.B2" office:value-type="string">
            <text:p text:style-name="P29">Chip-Nummer zur Identifikation</text:p>
          </table:table-cell>
        </table:table-row>
        <table:table-row>
          <table:table-cell table:style-name="Tabelle4.A2" office:value-type="string">
            <text:p text:style-name="P29">SHSB-Nummer </text:p>
          </table:table-cell>
          <table:table-cell table:style-name="Tabelle4.B2" office:value-type="string">
            <text:p text:style-name="P29">SHSB-Nummer zur Identifikation</text:p>
          </table:table-cell>
        </table:table-row>
        <table:table-row>
          <table:table-cell table:style-name="Tabelle4.A2" office:value-type="string">
            <text:p text:style-name="P29">Vater</text:p>
          </table:table-cell>
          <table:table-cell table:style-name="Tabelle4.B2" office:value-type="string">
            <text:p text:style-name="P29">--- oder Auswahl aus den bereits erfassten Hunden</text:p>
          </table:table-cell>
        </table:table-row>
        <table:table-row>
          <table:table-cell table:style-name="Tabelle4.A2" office:value-type="string">
            <text:p text:style-name="P29">Mutter</text:p>
          </table:table-cell>
          <table:table-cell table:style-name="Tabelle4.B2" office:value-type="string">
            <text:p text:style-name="P29">--- oder Auswahl aus den bereits erfassten Hunden</text:p>
          </table:table-cell>
        </table:table-row>
        <table:table-row>
          <table:table-cell table:style-name="Tabelle4.A2" office:value-type="string">
            <text:p text:style-name="P29">Vorname</text:p>
          </table:table-cell>
          <table:table-cell table:style-name="Tabelle4.B2" office:value-type="string">
            <text:p text:style-name="P29">Vorname des Besitzers</text:p>
          </table:table-cell>
        </table:table-row>
        <table:table-row>
          <table:table-cell table:style-name="Tabelle4.A2" office:value-type="string">
            <text:p text:style-name="P29">Nachname</text:p>
          </table:table-cell>
          <table:table-cell table:style-name="Tabelle4.B2" office:value-type="string">
            <text:p text:style-name="P29">Nachname des Besitzers</text:p>
          </table:table-cell>
        </table:table-row>
        <table:table-row>
          <table:table-cell table:style-name="Tabelle4.A2" office:value-type="string">
            <text:p text:style-name="P29">Adresse</text:p>
          </table:table-cell>
          <table:table-cell table:style-name="Tabelle4.B2" office:value-type="string">
            <text:p text:style-name="P29">Adresse des Besitzers</text:p>
          </table:table-cell>
        </table:table-row>
        <table:table-row>
          <table:table-cell table:style-name="Tabelle4.A2" office:value-type="string">
            <text:p text:style-name="P29">Telefon</text:p>
          </table:table-cell>
          <table:table-cell table:style-name="Tabelle4.B2" office:value-type="string">
            <text:p text:style-name="P29">Festnetz-Telefonnummer</text:p>
          </table:table-cell>
        </table:table-row>
        <table:table-row>
          <table:table-cell table:style-name="Tabelle4.A2" office:value-type="string">
            <text:p text:style-name="P29">Handy</text:p>
          </table:table-cell>
          <table:table-cell table:style-name="Tabelle4.B2" office:value-type="string">
            <text:p text:style-name="P29">Mobile-Telefonnummer</text:p>
          </table:table-cell>
        </table:table-row>
        <table:table-row>
          <table:table-cell table:style-name="Tabelle4.A2" office:value-type="string">
            <text:p text:style-name="P29">E-Mail</text:p>
          </table:table-cell>
          <table:table-cell table:style-name="Tabelle4.B2" office:value-type="string">
            <text:p text:style-name="P29">E-Mail des Besitzers</text:p>
          </table:table-cell>
        </table:table-row>
        <table:table-row>
          <table:table-cell table:style-name="Tabelle4.A2" office:value-type="string">
            <text:p text:style-name="P29">Website</text:p>
          </table:table-cell>
          <table:table-cell table:style-name="Tabelle4.B2" office:value-type="string">
            <text:p text:style-name="P29">URL der Website des Besitzers</text:p>
          </table:table-cell>
        </table:table-row>
        <table:table-row>
          <table:table-cell table:style-name="Tabelle4.A2" office:value-type="string">
            <text:p text:style-name="P29">Bilder</text:p>
          </table:table-cell>
          <table:table-cell table:style-name="Tabelle4.B2" office:value-type="string">
            <text:p text:style-name="P29">Bilder des Hundes</text:p>
          </table:table-cell>
        </table:table-row>
        <table:table-row>
          <table:table-cell table:style-name="Tabelle4.A2" office:value-type="string">
            <text:p text:style-name="P29">Dokumente</text:p>
          </table:table-cell>
          <table:table-cell table:style-name="Tabelle4.B2" office:value-type="string">
            <text:p text:style-name="P29">PDF-Dokumente (z.B. Rüdenblatt, Körresultat)</text:p>
          </table:table-cell>
        </table:table-row>
      </table:table>
      <text:p text:style-name="P28"><text:soft-page-break/></text:p>
      <text:p text:style-name="P28">Auf der Rüdenliste erscheinen automatisch alle Rüden, welche den Status aktiv haben.</text:p>
      <text:h text:style-name="Heading_20_2" text:outline-level="2">Wurf</text:h>
      <text:p text:style-name="P30">Zum Wurf werden folgende Informationen erfasst:</text:p>
      <table:table table:name="Tabelle5" table:style-name="Tabelle5">
        <table:table-column table:style-name="Tabelle5.A"/>
        <table:table-column table:style-name="Tabelle5.B"/>
        <table:table-row>
          <table:table-cell table:style-name="Tabelle5.A1" office:value-type="string">
            <text:p text:style-name="P31">Zuchtstätte</text:p>
          </table:table-cell>
          <table:table-cell table:style-name="Tabelle5.B1" office:value-type="string">
            <text:p text:style-name="P31">Auswahlliste der vorerfassten Zuchtstätten</text:p>
          </table:table-cell>
        </table:table-row>
        <table:table-row>
          <table:table-cell table:style-name="Tabelle5.A2" office:value-type="string">
            <text:p text:style-name="P31">Wurf</text:p>
          </table:table-cell>
          <table:table-cell table:style-name="Tabelle5.B2" office:value-type="string">
            <text:p text:style-name="P31">Bezeichnung des Wurfes (z.B. A)</text:p>
          </table:table-cell>
        </table:table-row>
        <table:table-row>
          <table:table-cell table:style-name="Tabelle5.A2" office:value-type="string">
            <text:p text:style-name="P31">Varietät</text:p>
          </table:table-cell>
          <table:table-cell table:style-name="Tabelle5.B2" office:value-type="string">
            <text:p text:style-name="P31">Auswahl: (Museau normal / Face rase)</text:p>
          </table:table-cell>
        </table:table-row>
        <table:table-row>
          <table:table-cell table:style-name="Tabelle5.A2" office:value-type="string">
            <text:p text:style-name="P31">Tag der Geburt</text:p>
          </table:table-cell>
          <table:table-cell table:style-name="Tabelle5.B2" office:value-type="string">
            <text:p text:style-name="P31">Bei Deckmeldungen: geplantes Datum</text:p>
            <text:p text:style-name="P31">Bei Wurfmeldungen: effektives Datum</text:p>
          </table:table-cell>
        </table:table-row>
        <table:table-row>
          <table:table-cell table:style-name="Tabelle5.A2" office:value-type="string">
            <text:p text:style-name="P31">Status</text:p>
          </table:table-cell>
          <table:table-cell table:style-name="Tabelle5.B2" office:value-type="string">
            <text:p text:style-name="P31">Auswahl:<text:line-break/>---: undefiniert (wenn noch nicht alle Angaben vorhanden sind)</text:p>
            <text:p text:style-name="P31">Deckmeldung: wenn es eine Deckmeldung ist<text:line-break/>Wurfmeldung: wenn es eine Wurfmeldung ist<text:line-break/>nicht trächtig: wenn die Hündin nicht aufgenommen hat, die Deckmeldung aber schon erfasst wurde<text:line-break/>archiviert: wenn die Wurfmeldung nicht mehr angezeigt werden soll</text:p>
          </table:table-cell>
        </table:table-row>
        <table:table-row>
          <table:table-cell table:style-name="Tabelle5.A2" office:value-type="string">
            <text:p text:style-name="P31">Vater</text:p>
          </table:table-cell>
          <table:table-cell table:style-name="Tabelle5.B2" office:value-type="string">
            <text:p text:style-name="P31">Auswahlliste der als Stammbaum erfassten Rüden</text:p>
          </table:table-cell>
        </table:table-row>
        <table:table-row>
          <table:table-cell table:style-name="Tabelle5.A2" office:value-type="string">
            <text:p text:style-name="P31">Mutter</text:p>
          </table:table-cell>
          <table:table-cell table:style-name="Tabelle5.B2" office:value-type="string">
            <text:p text:style-name="P31">Auswahlliste der als Stammbaum erfassten Hündinnen</text:p>
          </table:table-cell>
        </table:table-row>
        <table:table-row>
          <table:table-cell table:style-name="Tabelle5.A2" office:value-type="string">
            <text:p text:style-name="P31">Hündinnen</text:p>
          </table:table-cell>
          <table:table-cell table:style-name="Tabelle5.B2" office:value-type="string">
            <text:p text:style-name="P31">Anzahl weibliche Welpen</text:p>
          </table:table-cell>
        </table:table-row>
        <table:table-row>
          <table:table-cell table:style-name="Tabelle5.A2" office:value-type="string">
            <text:p text:style-name="P31">Rüden</text:p>
          </table:table-cell>
          <table:table-cell table:style-name="Tabelle5.B2" office:value-type="string">
            <text:p text:style-name="P31">Anzahl männliche Welpen</text:p>
          </table:table-cell>
        </table:table-row>
        <table:table-row>
          <table:table-cell table:style-name="Tabelle5.A2" office:value-type="string">
            <text:p text:style-name="P31">Bilder</text:p>
          </table:table-cell>
          <table:table-cell table:style-name="Tabelle5.B2" office:value-type="string">
            <text:p text:style-name="P31">Bilder der Hunde</text:p>
          </table:table-cell>
        </table:table-row>
        <table:table-row>
          <table:table-cell table:style-name="Tabelle5.A2" office:value-type="string">
            <text:p text:style-name="P31">Kommentar</text:p>
          </table:table-cell>
          <table:table-cell table:style-name="Tabelle5.B2" office:value-type="string">
            <text:p text:style-name="P31">Freier Text für Hinweise zum Wurf</text:p>
          </table:table-cell>
        </table:table-row>
      </table:table>
      <text:p text:style-name="P30"/>
      <text:p text:style-name="P32">Ein Wurf wird automatisch, gemäss Status Deck- oder Wurfmeldung, auf der entsprechenden Liste publiziert. Ist der Status --- oder archiviert, wird die Meldung von allen Listen entfernt und nicht mehr publiziert.<text:line-break/>Das System aktualisiert die Listen bei jeder Speicherung eins Wurfes (Neuerfassung oder Mutation). Zudem wird täglich einmal das Alter der Wurfmeldungen ermittelt. Bei Würfen die älter als 3 Monate sind, wird der Status archiviert automatisch gesetzt, mit folgenden Ausnahmen:</text:p>
      <text:list text:style-name="L2">
        <text:list-item>
          <text:p text:style-name="P33"><text:span text:style-name="T10">Wenn unter </text:span><text:span text:style-name="T11">dem Reiter «Zugriff» das Feld Aktiviert ausgeschaltet ist, wird der Wurf auf keiner Liste angezeigt und der Status wird nicht automatisch angepasst.</text:span></text:p>
        </text:list-item>
        <text:list-item>
          <text:p text:style-name="P34">Wenn eines oder beide Daten in den Feldern Veröffentlichungsdatum und Ablaufdatum erfasst sind, wird der Status von System nicht automatisch angepasst.</text:p>
        </text:list-item>
      </text:list>
      <text:h text:style-name="Heading_20_2" text:outline-level="2"><text:soft-page-break/>Konsolenbefehl <text:span text:style-name="T12">archive-litter</text:span></text:h>
      <text:p text:style-name="P35">Für die <text:span text:style-name="T13">Archivierung</text:span> <text:span text:style-name="T13">(Aktualisierung </text:span>des Status<text:span text:style-name="T13">)</text:span> aller Würfe, <text:span text:style-name="T13">welche älter als 90 Tage sind,</text:span> wurde ein Konsolenbefehl erstellt:</text:p>
      <text:p text:style-name="P35">cpkm:archive-litter</text:p>
      <text:p text:style-name="P35">Wird dieser ausgeführt, meldet er die Anzahl aktualisierter Würfe, normalerweise eine Zahl grösser oder gleich Null (0).</text:p>
      <text:h text:style-name="Heading_20_3" text:outline-level="3">Ausgeführte Datenbankoperationen</text:h>
      <text:p text:style-name="P35">Hier noch ein paar technische Infos:</text:p>
      <text:p text:style-name="P36">Cpkm-Query: Auswahl aller zu aktualisierenden Würfe</text:p>
      <text:p text:style-name="P36">select l_status, l_date, starttime, hidden, endtime, unix_timestamp(current_timestamp) as yet from tx_cpkm_domain_model_litter where (hidden = 0) AND (starttime = 0) AND (endtime = 0) AND (l_status = 2) AND (l_date &lt; (unix_timestamp(current_timestamp) - 86400*<text:span text:style-name="T13">9</text:span>0));</text:p>
      <text:p text:style-name="P12"/>
      <text:p text:style-name="P36">Cpkm-Update-Query: Aktualisierung der ausgewählten Würfe</text:p>
      <text:p text:style-name="P12">update tx_cpkm_domain_model_litter set l_status = 100 where (hidden = 0) AND (starttime = 0) AND (endtime = 0) AND (l_status = 2) AND (l_date &lt; (unix_timestamp(current_timestamp) - 86400*<text:span text:style-name="T13">9</text:span>0));</text:p>
      <text:p text:style-name="P35">Die Cpkm-Update-Query wird vom Konsolenbefehl ausgeführt.</text:p>
      <text:h text:style-name="Heading_20_3" text:outline-level="3">Einrichten als Scheduler-Task</text:h>
      <text:p text:style-name="P37">Der CLI-Befehl kann als Scheduler-Task konfiguriert werden, damit der Status von Wurfmeldungen, deren Wurfdatum älter als 90 Tage ist, automatisch auf «archiviert» mutiert wird. Dazu einen neuen Task «Konsolenbefehl ausführen» einrichten und cpkm:archive-litter auswählen, entsprechende weitere Parameter erfassen. Damit der Scheduler-Task auch automatisch ausgeführt wird, ist ein entsprechender Crone-Job nötig. Dieser ist gemäss Betriebssystem-Umgebung einzurichten.</text:p>
      <text:h text:style-name="Heading_20_2" text:outline-level="2">Automatische Aktualisierung der Anzeige bei Mutationen</text:h>
      <text:p text:style-name="P37">Für die Datensatz-Typen Zuchtstätte, Stammbaum und Wurf ist vorzugsweise eine eigene Seite vom Typ «Ordner» einzurichten.</text:p>
      <text:p text:style-name="P37">Die Listen Rüdenliste, Züchterliste, Deckmeldungen und Wurfmeldungen sind jeweils auf anzuzeigenden Seiten zu platzieren.</text:p>
      <text:p text:style-name="P37">Auf den Ordnerseiten kann jeweils unter dem Reiter «Bidler» im Feld TSconfig folgender Script hinterlegt werden, damit bei Mutationen auf der betreffenden Ordnerseite auch entsprechenden die Listen automatisch aktualisiert werden:</text:p>
      <text:p text:style-name="P37">TCEMAIN.clearCacheCmd = 15,16,17,18 </text:p>
      <text:p text:style-name="P37">Die Zahlen entsprechen den betreffenden Listen-Seiten, welche aktualisiert werden sollen.</text:p>
      <text:p text:style-name="P37"><text:soft-page-break/></text:p>
      <text:h text:style-name="Heading_20_1" text:outline-level="1">Anhang</text:h>
      <text:p text:style-name="P38">Memo</text:p>
      <text:p text:style-name="P38"/>
      <text:p text:style-name="P38"># Set default upload folder to "fileadmin/page_upload" on PID 1</text:p>
      <text:p text:style-name="P38">[traverse(page, "uid") == 1]</text:p>
      <text:p text:style-name="P38"><text:s text:c="4"/>options.defaultUploadFolder = 1:/page_upload/</text:p>
      <text:p text:style-name="P38">[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alibri" svg:font-family="Calibri" style:font-family-generic="roman" style:font-pitch="variable"/>
    <style:font-face style:name="Century Gothic" svg:font-family="'Century Gothic'" style:font-adornments="Normal" style:font-family-generic="swiss" style:font-pitch="variable"/>
    <style:font-face style:name="Core Sans G 35 Light" svg:font-family="'Core Sans G 35 Light'" style:font-adornments="Standard" style:font-family-generic="swiss" style:font-pitch="variable"/>
    <style:font-face style:name="Core Sans G 55 Medium" svg:font-family="'Core Sans G 55 Medium'" style:font-adornments="Standard" style:font-family-generic="swiss" style:font-pitch="variable"/>
    <style:font-face style:name="Core Sans G 65 Bold" svg:font-family="'Core Sans G 65 Bold'" style:font-adornments="Standard" style:font-family-generic="swiss" style:font-pitch="variable"/>
    <style:font-face style:name="DejaVu Sans" svg:font-family="'DejaVu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1cm" style:contextual-spacing="false" fo:orphans="2" fo:widows="2" style:page-number="auto" style:writing-mode="lr-tb"/>
      <style:text-properties style:use-window-font-color="true" loext:opacity="0%" style:font-name="Core Sans G 35 Light" fo:font-family="'Core Sans G 35 Light'" style:font-style-name="Standard" style:font-family-generic="swiss" style:font-pitch="variable"/>
    </style:style>
    <style:style style:name="Heading" style:family="paragraph" style:parent-style-name="Standard" style:next-style-name="Standard" style:class="chapter">
      <style:paragraph-properties fo:margin-top="0.423cm" fo:margin-bottom="0.212cm" style:contextual-spacing="false" fo:keep-with-next="always">
        <style:tab-stops/>
      </style:paragraph-properties>
      <style:text-properties style:font-name="Core Sans G 65 Bold" fo:font-family="'Core Sans G 65 Bold'" style:font-style-name="Standard" style:font-family-generic="swiss" style:font-pitch="variable" fo:font-size="16pt" fo:font-weight="normal"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master-page-name="">
      <style:paragraph-properties fo:margin-top="0.3cm" fo:margin-bottom="0cm" style:contextual-spacing="false" fo:line-height="100%" fo:text-align="start" style:justify-single-word="false" style:page-number="auto" style:shadow="none" text:number-lines="false" text:line-number="0" style:vertical-align="middle">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master-page-name="">
      <style:paragraph-properties fo:margin-top="0cm" fo:margin-bottom="0cm" style:contextual-spacing="false" fo:line-height="100%" fo:text-align="center" style:justify-single-word="false" fo:orphans="0" fo:widows="0" fo:hyphenation-ladder-count="no-limit" fo:hyphenation-keep="auto" loext:hyphenation-keep-type="column" style:page-number="auto" fo:padding-left="0cm" fo:padding-right="0cm" fo:padding-top="0.035cm" fo:padding-bottom="0cm" fo:border-left="none" fo:border-right="none" fo:border-top="0.51pt solid #15abbf" fo:border-bottom="none" text:number-lines="false" text:line-number="0" style:vertical-align="middle">
        <style:tab-stops/>
      </style:paragraph-properties>
      <style:text-properties fo:color="#666666" loext:opacity="100%" fo:font-size="9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master-page-name="">
      <loext:graphic-properties draw:fill="none" draw:fill-color="#99ccff"/>
      <style:paragraph-properties fo:margin-top="0cm" fo:margin-bottom="0cm" style:contextual-spacing="true" fo:line-height="100%" style:page-number="auto" fo:background-color="transparent" fo:padding="0cm" fo:border="none" style:shadow="none" text:number-lines="false" text:line-number="0">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Adresse" style:family="paragraph" style:parent-style-name="Standard" style:next-style-name="Datum" style:master-page-name="">
      <style:paragraph-properties fo:margin-top="2.75cm" fo:margin-bottom="1cm" style:contextual-spacing="false" fo:hyphenation-ladder-count="no-limit" fo:hyphenation-keep="auto" loext:hyphenation-keep-type="column" style:page-number="auto"/>
      <style:text-properties fo:hyphenate="true" fo:hyphenation-remain-char-count="2" fo:hyphenation-push-char-count="2" loext:hyphenation-no-caps="false" loext:hyphenation-no-last-word="false" loext:hyphenation-word-char-count="no-limit" loext:hyphenation-zone="no-limit"/>
    </style:style>
    <style:style style:name="Datum" style:family="paragraph" style:parent-style-name="Standard" style:next-style-name="Betreff" style:master-page-name="">
      <style:paragraph-properties style:page-number="auto"/>
    </style:style>
    <style:style style:name="Betreff" style:family="paragraph" style:parent-style-name="Standard" style:next-style-name="Betreff_5f_Zusatz">
      <style:paragraph-properties fo:margin-top="0cm" fo:margin-bottom="0cm" style:contextual-spacing="false"/>
      <style:text-properties style:use-window-font-color="true" loext:opacity="0%" style:font-name="Core Sans G 55 Medium" fo:font-family="'Core Sans G 55 Medium'" style:font-style-name="Standard" style:font-family-generic="swiss" style:font-pitch="variable" fo:font-weight="normal"/>
    </style:style>
    <style:style style:name="Betreff_5f_Zusatz" style:display-name="Betreff_Zusatz" style:family="paragraph" style:parent-style-name="Standard" style:next-style-name="Standard">
      <style:text-properties fo:color="#5983b0" loext:opacity="100%" style:font-name="Core Sans G 55 Medium" fo:font-family="'Core Sans G 55 Medium'" style:font-style-name="Standard" style:font-family-generic="swiss" style:font-pitch="variable" fo:font-size="16pt" fo:font-weight="normal"/>
    </style:style>
    <style:style style:name="Rechnung" style:family="paragraph" style:parent-style-name="Standard">
      <style:paragraph-properties fo:margin-top="0cm" fo:margin-bottom="0cm" style:contextual-spacing="false">
        <style:tab-stops>
          <style:tab-stop style:position="8.999cm"/>
          <style:tab-stop style:position="11.501cm"/>
          <style:tab-stop style:position="14.499cm" style:type="right"/>
          <style:tab-stop style:position="16.799cm" style:type="right"/>
        </style:tab-stops>
      </style:paragraph-properties>
      <style:text-properties fo:font-size="11pt" style:font-size-asian="11pt" style:font-size-complex="11pt"/>
    </style:style>
    <style:style style:name="RechnungTotal" style:family="paragraph" style:parent-style-name="Rechnung" style:next-style-name="Rechnung">
      <style:paragraph-properties fo:margin-top="0cm" fo:margin-bottom="0.21cm" style:contextual-spacing="false"/>
      <style:text-properties style:font-name="Core Sans G 55 Medium" fo:font-family="'Core Sans G 55 Medium'" style:font-style-name="Standard" style:font-family-generic="swiss" style:font-pitch="variable" fo:font-weight="normal"/>
    </style:style>
    <style:style style:name="Table_20_Heading" style:display-name="Table Heading" style:family="paragraph" style:parent-style-name="Table_20_Contents" style:class="extra">
      <loext:graphic-properties draw:fill="none" draw:fill-color="#808080"/>
      <style:paragraph-properties fo:margin-top="0cm" fo:margin-bottom="0cm" style:contextual-spacing="false" fo:line-height="150%" fo:text-align="start" style:justify-single-word="false" fo:background-color="transparent" style:shadow="none" text:number-lines="false" text:line-number="0">
        <style:tab-stops/>
      </style:paragraph-properties>
      <style:text-properties fo:color="#ffffff" loext:opacity="100%" style:font-name="Core Sans G 55 Medium" fo:font-family="'Core Sans G 55 Medium'" style:font-style-name="Standard" style:font-family-generic="swiss" style:font-pitch="variable" fo:font-weight="normal"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Standard" style:default-outline-level="1" style:class="chapter" style:master-page-name="">
      <style:paragraph-properties fo:margin-left="1cm" fo:margin-right="0cm" fo:margin-top="0.499cm" fo:margin-bottom="0.25cm" style:contextual-spacing="false" fo:text-indent="-1cm" style:auto-text-indent="false" style:page-number="auto" style:shadow="none">
        <style:tab-stops/>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chapter">
      <style:paragraph-properties fo:margin-left="1cm" fo:margin-right="0cm" fo:margin-top="0.25cm" fo:margin-bottom="0.131cm" style:contextual-spacing="false" fo:text-indent="-1cm" style:auto-text-indent="false">
        <style:tab-stops/>
      </style:paragraph-properties>
      <style:text-properties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Standard" style:default-outline-level="3" style:class="chapter">
      <style:paragraph-properties fo:margin-left="1cm" fo:margin-right="0cm" fo:margin-top="0.131cm" fo:margin-bottom="0cm" style:contextual-spacing="false" fo:text-indent="-1cm" style:auto-text-indent="false">
        <style:tab-stops/>
      </style:paragraph-properties>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1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11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2pt" fo:font-weight="normal" style:font-size-asian="28pt" style:font-weight-asian="bold" style:font-size-complex="28pt" style:font-weight-complex="bold"/>
    </style:style>
    <style:style style:name="Heading_20_7" style:display-name="Heading 7" style:family="paragraph" loext:hidden="true" style:hidden="true"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5983b0" loext:opacity="100%" style:font-name="Core Sans G 55 Medium" fo:font-family="'Core Sans G 55 Medium'" style:font-style-name="Standard" style:font-family-generic="swiss" style:font-pitch="variable" fo:font-size="18pt" style:font-size-asian="18pt" style:font-size-complex="18pt"/>
    </style:style>
    <style:style style:name="Frame_20_contents" style:display-name="Frame contents"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fo:background-color="transparent" draw:fill="none" draw:fill-color="#99ccf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cm" fo:text-indent="-2cm" fo:margin-left="1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cm" fo:text-indent="-2cm" fo:margin-left="1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cm" fo:text-indent="-2cm" fo:margin-left="1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cm" fo:text-indent="-2cm" fo:margin-left="1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cm" fo:text-indent="-2cm" fo:margin-left="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cm" fo:text-indent="-2cm" fo:margin-left="1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1cm" fo:text-indent="-2cm" fo:margin-left="1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1cm" fo:text-indent="-2cm" fo:margin-left="1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1cm" fo:text-indent="-2cm" fo:margin-left="1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1cm" fo:text-indent="-2cm" fo:margin-left="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style>
    <style:style style:name="MP2"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4ef9a0"/>
    </style:style>
    <style:style style:name="MP3"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59e969"/>
    </style:style>
    <style:style style:name="MP4" style:family="paragraph" style:parent-style-name="Header_20_left" style:master-page-name="">
      <style:paragraph-properties fo:margin-top="0.3cm" fo:margin-bottom="0cm" style:contextual-spacing="false" fo:line-height="100%" fo:text-align="start" style:justify-single-word="false" fo:orphans="2" fo:widows="2" style:page-number="auto" style:shadow="none" text:number-lines="false" text:line-number="0" style:vertical-align="middle" style:writing-mode="lr-tb"/>
      <style:text-properties style:use-window-font-color="true" loext:opacity="0%" style:font-name="Century Gothic"/>
    </style:style>
    <style:style style:name="MP5" style:family="paragraph" style:parent-style-name="Footer">
      <style:text-properties officeooo:paragraph-rsid="0042f33b"/>
    </style:style>
    <style:style style:name="MT1" style:family="text">
      <style:text-properties fo:color="#666666" loext:opacity="100%" style:font-name="Century Gothic" fo:font-size="9pt" officeooo:rsid="0059e969"/>
    </style:style>
    <style:style style:name="MT2" style:family="text">
      <style:text-properties officeooo:rsid="0059e969"/>
    </style:style>
    <style:style style:name="MT3" style:family="text">
      <style:text-properties style:use-window-font-color="true" loext:opacity="0%" fo:font-weight="bold" style:font-weight-asian="bold" style:font-weight-complex="bold"/>
    </style:style>
    <style:style style:name="MT4" style:family="text">
      <style:text-properties fo:color="#ff6633" loext:opacity="100%"/>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267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101cm" style:dynamic-spacing="true"/>
      </style:header-style>
      <style:footer-style>
        <style:header-footer-properties fo:min-height="1.499cm" fo:margin-left="0cm" fo:margin-right="0cm" fo:margin-top="0.199cm" fo:border-top="0.51pt solid #b3b3b3" fo:border-bottom="none" fo:border-left="none" fo:border-right="none" fo:padding="0cm" style:shadow="none" style:dynamic-spacing="true"/>
      </style:footer-style>
    </style:page-layout>
    <style:page-layout style:name="Mpm2" style:page-usage="right">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page-layout>
    <style:page-layout style:name="Mpm3" style:page-usage="left">
      <style:page-layout-properties fo:page-width="21.001cm" fo:page-height="29.7cm" style:num-format="1" style:print-orientation="portrait" fo:margin-top="1cm" fo:margin-bottom="1cm" fo:margin-left="1.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page-layout>
    <style:page-layout style:name="Mpm4">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header-footer-properties fo:min-height="1.099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draw:frame draw:style-name="Mfr1" draw:name="Bild2" text:anchor-type="char" svg:width="5.59cm" svg:height="1.101cm" draw:z-index="7"><draw:image xlink:href="Pictures/10003D320000443700000D702226A4D0.svg" xlink:type="simple" xlink:show="embed" xlink:actuate="onLoad" draw:mime-type="image/svg+xml"/><draw:image xlink:href="Pictures/1000000100000369000000AC8C210845.png" xlink:type="simple" xlink:show="embed" xlink:actuate="onLoad" draw:mime-type="image/png"/></draw:frame></text:p>
      </style:header>
      <style:header-first>
        <text:p text:style-name="MP1"><draw:frame draw:style-name="Mfr1" draw:name="Bild1" text:anchor-type="char" svg:width="5.59cm" svg:height="1.101cm" draw:z-index="8"><draw:image xlink:href="Pictures/10003D320000443700000D702226A4D0.svg" xlink:type="simple" xlink:show="embed" xlink:actuate="onLoad" draw:mime-type="image/svg+xml"/><draw:image xlink:href="Pictures/1000000100000369000000AC8C210845.png" xlink:type="simple" xlink:show="embed" xlink:actuate="onLoad" draw:mime-type="image/png"/></draw:frame><text:tab/></text:p>
      </style:header-first>
      <style:footer>
        <text:p text:style-name="MP2">- <text:page-number text:select-page="current">9</text:page-number>/<text:page-count>9</text:page-count> -</text:p>
      </style:footer>
      <style:footer-first>
        <text:p text:style-name="MP3">conPassione gmbh . <text:span text:style-name="MT1">Dornereweg</text:span> 1 . CH-366<text:span text:style-name="MT2">5</text:span> <text:span text:style-name="MT2">Wattenwil</text:span> <text:s/>Fon +41 33 345 00 92<text:line-break/>CHE-108.257.709 MWST . <text:span text:style-name="MT3">www.conpassione.ch</text:span> . info@conpassione.ch</text:p>
      </style:footer-first>
    </style:master-page>
    <style:master-page style:name="Right_20_Page" style:display-name="Right Page" style:page-layout-name="Mpm2" draw:style-name="Mdp1">
      <style:header>
        <text:p text:style-name="Header_20_right"><draw:frame draw:style-name="Mfr2" draw:name="Grafik3" text:anchor-type="paragraph" svg:width="7.562cm" svg:height="0.951cm" draw:z-index="0"><draw:image xlink:href="Pictures/100000010000028F0000005268943CD8.png" xlink:type="simple" xlink:show="embed" xlink:actuate="onLoad" draw:mime-type="image/png"/></draw:frame><text:tab/><text:tab/><text:page-number text:select-page="current">0</text:page-number>/<text:page-count>9</text:page-count></text:p>
      </style:header>
    </style:master-page>
    <style:master-page style:name="Left_20_Page" style:display-name="Left Page" style:page-layout-name="Mpm3" draw:style-name="Mdp1">
      <style:header>
        <text:p text:style-name="MP4"><draw:frame draw:style-name="Mfr2" draw:name="Grafik2" text:anchor-type="paragraph" svg:width="7.562cm" svg:height="0.951cm" draw:z-index="0"><draw:image xlink:href="Pictures/100000010000028F0000005268943CD8.png" xlink:type="simple" xlink:show="embed" xlink:actuate="onLoad" draw:mime-type="image/png"/></draw:frame><text:page-number text:select-page="current">0</text:page-number>/<text:page-count>9</text:page-count></text:p>
      </style:header>
    </style:master-page>
    <style:master-page style:name="First_20_Page" style:display-name="First Page" style:page-layout-name="Mpm4" draw:style-name="Mdp1" style:next-style-name="Standard">
      <style:header>
        <text:p text:style-name="Header"><draw:frame draw:style-name="Mfr2" draw:name="Grafik5" text:anchor-type="paragraph" svg:width="7.562cm" svg:height="0.951cm" draw:z-index="0"><draw:image xlink:href="Pictures/100000010000028F0000005268943CD8.png" xlink:type="simple" xlink:show="embed" xlink:actuate="onLoad" draw:mime-type="image/png"/></draw:frame></text:p>
      </style:header>
      <style:footer>
        <text:p text:style-name="MP5">conPassione gmbh . Buchshaldenstrasse 10A . CH-3661 Uetendorf <text:line-break/>Fon ++4133 345 00 92 . <text:span text:style-name="MT4">www.conpassione.ch</text:span> . info@conpassione.ch<text:line-break/>MWSt Nr. 766 877 <text:s/>FNr. CH-035.4.007.295-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3</meta:editing-cycles>
    <meta:creation-date>2024-11-08T14:37:24.107407110</meta:creation-date>
    <meta:editing-duration>P7DT2H14M9S</meta:editing-duration>
    <meta:generator>LibreOffice/25.2.2.2$MacOSX_AARCH64 LibreOffice_project/7370d4be9e3cf6031a51beef54ff3bda878e3fac</meta:generator>
    <dc:title>cp_textnew</dc:title>
    <meta:initial-creator>Renzo Bauen</meta:initial-creator>
    <dc:date>2025-06-25T15:27:22.780676000</dc:date>
    <dc:creator>Renzo Bauen</dc:creator>
    <meta:document-statistic meta:table-count="5" meta:image-count="5" meta:object-count="0" meta:page-count="9" meta:paragraph-count="233" meta:word-count="1902" meta:character-count="13986" meta:non-whitespace-character-count="12324"/>
    <meta:template xlink:type="simple" xlink:actuate="onRequest" xlink:title="cp_textnew" xlink:href="../../../Library/Application%20Support/LibreOffice/4/user/template/cp_textnew.ott" meta:date="2024-11-08T14:37:23.793667711"/>
  </office:meta>
</office:document-meta>
</file>